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Mono" svg:font-family="TlwgMono" style:font-pitch="fixed"/>
    <style:font-face style:name="Ubuntu" svg:font-family="Ubuntu" style:font-pitch="variable"/>
    <style:font-face style:name="Ubuntu Condensed" svg:font-family="'Ubuntu Condensed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1.1028in"/>
    </style:style>
    <style:style style:name="Table1.D" style:family="table-column">
      <style:table-column-properties style:column-width="1.1236in"/>
    </style:style>
    <style:style style:name="Table1.E" style:family="table-column">
      <style:table-column-properties style:column-width="1.1083in"/>
    </style:style>
    <style:style style:name="Table1.F" style:family="table-column">
      <style:table-column-properties style:column-width="0.9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weight="bold" officeooo:rsid="00026a4f" officeooo:paragraph-rsid="00026a4f" style:font-weight-asian="bold" style:font-weight-complex="bold"/>
    </style:style>
    <style:style style:name="P2" style:family="paragraph" style:parent-style-name="Standard">
      <style:text-properties style:font-name="Ubuntu Condensed" fo:font-size="8pt" fo:font-weight="bold" officeooo:rsid="00026a4f" officeooo:paragraph-rsid="00026a4f" style:font-size-asian="8pt" style:font-weight-asian="bold" style:font-size-complex="8pt" style:font-weight-complex="bold"/>
    </style:style>
    <style:style style:name="P3" style:family="paragraph" style:parent-style-name="Standard">
      <style:text-properties officeooo:paragraph-rsid="000ae969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2afed"/>
    </style:style>
    <style:style style:name="T5" style:family="text">
      <style:text-properties officeooo:rsid="0003a464"/>
    </style:style>
    <style:style style:name="T6" style:family="text">
      <style:text-properties officeooo:rsid="00066ea7"/>
    </style:style>
    <style:style style:name="T7" style:family="text">
      <style:text-properties officeooo:rsid="000ae969"/>
    </style:style>
    <style:style style:name="T8" style:family="text">
      <style:text-properties officeooo:rsid="001086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ady Cassada</text:p>
      <text:p text:style-name="Standard">Algorithms </text:p>
      <text:p text:style-name="Standard">Lab 5: <text:span text:style-name="T8">Graphs</text:span></text:p>
      <text:p text:style-name="P3"><text:span text:style-name="T7">Source Code: </text:span><text:a xlink:type="simple" xlink:href="https://github.com/cassadab/graphs-lab" text:style-name="Internet_20_link" text:visited-style-name="Visited_20_Internet_20_Link"><text:span text:style-name="T7">https://github.com/cassadab/graphs-lab</text:span></text:a></text:p>
      <text:p text:style-name="Standard"/>
      <text:p text:style-name="Standard"><text:span text:style-name="T1">Problem 1: Friend Recommendation System</text:span></text:p>
      <text:p text:style-name="Standard">In the source code you will find two recommendation tests. One with a maximum length of two and another with a maximum length of five. Additionally, there are a few unit tests that cover the breadth first algorithm and the recommendation algorithm.</text:p>
      <text:p text:style-name="Standard"/>
      <text:p text:style-name="Standard">Below is a table of the data collected from the two tests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<text:span text:style-name="T1">Max Length</text:span></text:p>
          </table:table-cell>
          <table:table-cell table:style-name="Table1.A1" office:value-type="string">
            <text:p text:style-name="P4"><text:span text:style-name="T1">True Pos.</text:span></text:p>
          </table:table-cell>
          <table:table-cell table:style-name="Table1.A1" office:value-type="string">
            <text:p text:style-name="P4"><text:span text:style-name="T1">False Pos.</text:span></text:p>
          </table:table-cell>
          <table:table-cell table:style-name="Table1.A1" office:value-type="string">
            <text:p text:style-name="P4"><text:span text:style-name="T1">False Neg.</text:span></text:p>
          </table:table-cell>
          <table:table-cell table:style-name="Table1.A1" office:value-type="string">
            <text:p text:style-name="P4"><text:span text:style-name="T1">Precision</text:span></text:p>
          </table:table-cell>
          <table:table-cell table:style-name="Table1.A1" office:value-type="string">
            <text:p text:style-name="P4"><text:span text:style-name="T1">Recall</text:span>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740</text:p>
          </table:table-cell>
          <table:table-cell table:style-name="Table1.A1" office:value-type="string">
            <text:p text:style-name="P4">150648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>0.018</text:p>
          </table:table-cell>
          <table:table-cell table:style-name="Table1.A1" office:value-type="string">
            <text:p text:style-name="P4">0.977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2802</text:p>
          </table:table-cell>
          <table:table-cell table:style-name="Table1.A1" office:value-type="string">
            <text:p text:style-name="P4">557232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0.005</text:p>
          </table:table-cell>
          <table:table-cell table:style-name="Table1.A1" office:value-type="string">
            <text:p text:style-name="P4">0.999</text:p>
          </table:table-cell>
        </table:table-row>
      </table:table>
      <text:p text:style-name="Standard"/>
      <text:p text:style-name="Standard">A max length of two essentially considers “friends of a friend” or what LinkedIn likes to call a 2<text:span text:style-name="T2">nd</text:span> level connection. Increasing this number considers many more people who are much less connected to the original person. With this in mind, it makes sense that we see a large jump in false positives (a predicted connection/edge that was not found in the testing set) from the first test to the second. A low precision also makes sense considering the algorithm is <text:span text:style-name="T4">finding</text:span> every possible connection. <text:span text:style-name="T5">I</text:span>t would be unreasonable to expect all of these to be found in the test data.</text:p>
      <text:p text:style-name="Standard">However, both tests have a very high recall. This is because of the low number of false negatives. Coming in at about 98% and almost 100%, <text:span text:style-name="T6">just about </text:span>all of the edges from the test data were found in the predicted set.<text:bookmark text:name="_GoBack"/> </text:p>
      <text:p text:style-name="Standard"/>
      <text:p text:style-name="P1">Problem 2: Determine Order of Task Execution</text:p>
      <text:p text:style-name="P1"><text:span text:style-name="T3">As you can see, this section was coded in Python. I was getting a bit bored with Java and I realized I’d have to re-structure a lot of my code to fit it to problem 2 anyway.</text:span></text:p>
      <text:p text:style-name="P1"><text:span text:style-name="T3"/></text:p>
      <text:p text:style-name="P1"><text:span text:style-name="T3">The output of the tool given the shrimp.mf file starts on the next page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2"><text:span text:style-name="T3">Enter the name of your file:</text:span></text:p>
      <text:p text:style-name="P2"><text:span text:style-name="T3">shrimp.mf</text:span></text:p>
      <text:p text:style-name="P2"><text:span text:style-name="T3">You good homie, happy coding!</text:span></text:p>
      <text:p text:style-name="P2"><text:span text:style-name="T3"/></text:p>
      <text:p text:style-name="P2"><text:span text:style-name="T3">Here is your topological list:</text:span></text:p>
      <text:p text:style-name="P2"><text:span text:style-name="T3"/></text:p>
      <text:p text:style-name="P2"><text:span text:style-name="T3">query.csfasta -&gt; query.csfasta.0 -&gt; query.csfasta.1 -&gt; query.csfasta.2 -&gt; query.csfasta.3 -&gt; query.csfasta.4 -&gt; query.csfasta.5 -&gt; query.csfasta.6 -&gt; query.csfasta.7 -&gt; query.csfasta.8 -&gt; query.csfasta.9 -&gt; query.csfasta.10 -&gt; query.csfasta.11 -&gt; query.csfasta.12 -&gt; query.csfasta.13 -&gt; query.csfasta.14 -&gt; query.csfasta.15 -&gt; query.csfasta.16 -&gt; query.csfasta.17 -&gt; query.csfasta.18 -&gt; query.csfasta.19 -&gt; query.csfasta.20 -&gt; query.csfasta.21 -&gt; query.csfasta.22 -&gt; query.csfasta.23 -&gt; query.csfasta.24 -&gt; query.csfasta.25 -&gt; query.csfasta.26 -&gt; query.csfasta.27 -&gt; query.csfasta.28 -&gt; query.csfasta.29 -&gt; query.csfasta.30 -&gt; query.csfasta.31 -&gt; query.csfasta.32 -&gt; query.csfasta.33 -&gt; query.csfasta.34 -&gt; query.csfasta.35 -&gt; query.csfasta.36 -&gt; query.csfasta.37 -&gt; query.csfasta.38 -&gt; query.csfasta.39 -&gt; query.csfasta.40 -&gt; query.csfasta.41 -&gt; query.csfasta.42 -&gt; query.csfasta.43 -&gt; query.csfasta.44 -&gt; query.csfasta.45 -&gt; query.csfasta.46 -&gt; query.csfasta.47 -&gt; query.csfasta.48 -&gt; query.csfasta.49 -&gt; query.csfasta.50 -&gt; query.csfasta.51 -&gt; query.csfasta.52 -&gt; query.csfasta.53 -&gt; query.csfasta.54 -&gt; query.csfasta.55 -&gt; query.csfasta.56 -&gt; query.csfasta.57 -&gt; query.csfasta.58 -&gt; query.csfasta.59 -&gt; query.csfasta.60 -&gt; query.csfasta.61 -&gt; query.csfasta.62 -&gt; query.csfasta.63 -&gt; query.csfasta.64 -&gt; query.csfasta.65 -&gt; query.csfasta.66 -&gt; query.csfasta.67 -&gt; query.csfasta.68 -&gt; query.csfasta.69 -&gt; query.csfasta.70 -&gt; query.csfasta.71 -&gt; query.csfasta.72 -&gt; query.csfasta.73 -&gt; query.csfasta.74 -&gt; query.csfasta.75 -&gt; query.csfasta.76 -&gt; query.csfasta.77 -&gt; query.csfasta.78 -&gt; query.csfasta.79 -&gt; query.csfasta.80 -&gt; query.csfasta.81 -&gt; query.csfasta.82 -&gt; query.csfasta.83 -&gt; query.csfasta.84 -&gt; query.csfasta.85 -&gt; query.csfasta.86 -&gt; query.csfasta.87 -&gt; query.csfasta.88 -&gt; query.csfasta.89 -&gt; query.csfasta.90 -&gt; query.csfasta.91 -&gt; query.csfasta.92 -&gt; query.csfasta.93 -&gt; query.csfasta.94 -&gt; query.csfasta.95 -&gt; query.csfasta.96 -&gt; query.csfasta.97 -&gt; query.csfasta.98 -&gt; query.csfasta.99 -&gt; query.csfasta.100 -&gt; query.csfasta.101 -&gt; query.csfasta.102 -&gt; query.csfasta.103 -&gt; query.csfasta.104 -&gt; query.csfasta.105 -&gt; query.csfasta.106 -&gt; query.csfasta.107 -&gt; query.csfasta.108 -&gt; query.csfasta.109 -&gt; query.csfasta.110 -&gt; query.csfasta.111 -&gt; query.csfasta.112 -&gt; query.csfasta.113 -&gt; query.csfasta.114 -&gt; query.csfasta.115 -&gt; query.csfasta.116 -&gt; query.csfasta.117 -&gt; query.csfasta.118 -&gt; query.csfasta.119 -&gt; query.csfasta.120 -&gt; query.csfasta.121 -&gt; query.csfasta.122 -&gt; query.csfasta.123 -&gt; query.csfasta.124 -&gt; query.csfasta.125 -&gt; query.csfasta.126 -&gt; query.csfasta.127 -&gt; query.csfasta.128 -&gt; query.csfasta.129 -&gt; query.csfasta.130 -&gt; query.csfasta.131 -&gt; query.csfasta.132 -&gt; query.csfasta.133 -&gt; query.csfasta.134 -&gt; query.csfasta.135 -&gt; query.csfasta.136 -&gt; query.csfasta.137 -&gt; query.csfasta.138 -&gt; query.csfasta.139 -&gt; query.csfasta.140 -&gt; query.csfasta.141 -&gt; query.csfasta.142 -&gt; query.csfasta.143 -&gt; query.csfasta.144 -&gt; query.csfasta.145 -&gt; query.csfasta.146 -&gt; query.csfasta.147 -&gt; query.csfasta.148 -&gt; query.csfasta.149 -&gt; query.csfasta.150 -&gt; query.csfasta.151 -&gt; query.csfasta.152 -&gt; query.csfasta.153 -&gt; query.csfasta.154 -&gt; query.csfasta.155 -&gt; query.csfasta.156 -&gt; query.csfasta.157 -&gt; query.csfasta.158 -&gt; query.csfasta.159 -&gt; query.csfasta.160 -&gt; query.csfasta.161 -&gt; query.csfasta.162 -&gt; query.csfasta.163 -&gt; query.csfasta.164 -&gt; query.csfasta.165 -&gt; query.csfasta.166 -&gt; query.csfasta.167 -&gt; query.csfasta.168 -&gt; query.csfasta.169 -&gt; query.csfasta.170 -&gt; query.csfasta.171 -&gt; query.csfasta.172 -&gt; query.csfasta.173 -&gt; query.csfasta.174 -&gt; query.csfasta.175 -&gt; query.csfasta.176 -&gt; query.csfasta.177 -&gt; query.csfasta.178 -&gt; query.csfasta.179 -&gt; query.csfasta.180 -&gt; query.csfasta.181 -&gt; query.csfasta.182 -&gt; query.csfasta.183 -&gt; query.csfasta.184 -&gt; query.csfasta.185 -&gt; query.csfasta.186 -&gt; query.csfasta.187 -&gt; query.csfasta.188 -&gt; query.csfasta.189 -&gt; query.csfasta.190 -&gt; query.csfasta.191 -&gt; query.csfasta.192 -&gt; query.csfasta.193 -&gt; query.csfasta.194 -&gt; query.csfasta.195 -&gt; query.csfasta.196 -&gt; query.csfasta.197 -&gt; query.csfasta.198 -&gt; query.csfasta.199 -&gt; query.csfasta.200 -&gt; query.csfasta.201 -&gt; query.csfasta.202 -&gt; query.csfasta.203 -&gt; query.csfasta.204 -&gt; query.csfasta.205 -&gt; query.csfasta.206 -&gt; query.csfasta.207 -&gt; query.csfasta.208 -&gt; query.csfasta.209 -&gt; query.csfasta.210 -&gt; query.csfasta.211 -&gt; query.csfasta.212 -&gt; query.csfasta.213 -&gt; query.csfasta.214 -&gt; query.csfasta.215 -&gt; query.csfasta.216 -&gt; query.csfasta.217 -&gt; query.csfasta.218 -&gt; query.csfasta.219 -&gt; query.csfasta.220 -&gt; query.csfasta.221 -&gt; query.csfasta.222 -&gt; query.csfasta.223 -&gt; query.csfasta.224 -&gt; query.csfasta.225 -&gt; query.csfasta.226 -&gt; query.csfasta.227 -&gt; query.csfasta.228 -&gt; query.csfasta.229 -&gt; query.csfasta.230 -&gt; query.csfasta.231 -&gt; query.csfasta.232 -&gt; query.csfasta.233 -&gt; query.csfasta.234 -&gt; query.csfasta.235 -&gt; query.csfasta.236 -&gt; query.csfasta.237 -&gt; query.csfasta.238 -&gt; query.csfasta.239 -&gt; query.csfasta.240 -&gt; query.csfasta.241 -&gt; query.csfasta.242 -&gt; query.csfasta.243 -&gt; query.csfasta.244 -&gt; query.csfasta.245 -&gt; query.csfasta.246 -&gt; query.csfasta.247 -&gt; query.csfasta.248 -&gt; query.csfasta.249 -&gt; query.csfasta.250 -&gt; query.csfasta.251 -&gt; query.csfasta.252 -&gt; query.csfasta.253 -&gt; query.csfasta.254 -&gt; query.csfasta.255 -&gt; query.csfasta.256 -&gt; query.csfasta.257 -&gt; query.csfasta.258 -&gt; query.csfasta.259 -&gt; query.csfasta.260 -&gt; query.csfasta.261 -&gt; query.csfasta.262 -&gt; query.csfasta.263 -&gt; query.csfasta.264 -&gt; query.csfasta.265 -&gt; query.csfasta.266 -&gt; query.csfasta.267 -&gt; query.csfasta.268 -&gt; query.csfasta.269 -&gt; query.csfasta.270 -&gt; query.csfasta.271 -&gt; query.csfasta.272 -&gt; query.csfasta.273 -&gt; query.csfasta.274 -&gt; query.csfasta.275 -&gt; query.csfasta.276 -&gt; query.csfasta.277 -&gt; query.csfasta.278 -&gt; query.csfasta.279 -&gt; query.csfasta.280 -&gt; query.csfasta.281 -&gt; query.csfasta.282 -&gt; query.csfasta.283 -&gt; query.csfasta.284 -&gt; query.csfasta.285 -&gt; query.csfasta.286 -&gt; query.csfasta.287 -&gt; query.csfasta.288 -&gt; query.csfasta.289 -&gt; query.csfasta.290 -&gt; query.csfasta.291 -&gt; query.csfasta.292 -&gt; query.csfasta.293 -&gt; query.csfasta.294 -&gt; query.csfasta.295 -&gt; query.csfasta.296 -&gt; query.csfasta.297 -&gt; query.csfasta.298 -&gt; query.csfasta.299 -&gt; query.csfasta.300 -&gt; query.csfasta.301 -&gt; query.csfasta.302 -&gt; query.csfasta.303 -&gt; query.csfasta.304 -&gt; query.csfasta.305 -&gt; query.csfasta.306 -&gt; query.csfasta.307 -&gt; query.csfasta.308 -&gt; query.csfasta.309 -&gt; query.csfasta.310 -&gt; query.csfasta.311 -&gt; query.csfasta.312 -&gt; query.csfasta.313 -&gt; query.csfasta.314 -&gt; query.csfasta.315 -&gt; query.csfasta.316 -&gt; query.csfasta.317 -&gt; query.csfasta.318 -&gt; query.csfasta.319 -&gt; query.csfasta.320 -&gt; query.csfasta.321 -&gt; query.csfasta.322 -&gt; query.csfasta.323 -&gt; query.csfasta.324 -&gt; query.csfasta.325 -&gt; query.csfasta.326 -&gt; query.csfasta.327 -&gt; query.csfasta.328 -&gt; query.csfasta.329 -&gt; query.csfasta.330 -&gt; query.csfasta.331 -&gt; query.csfasta.332 -&gt; query.csfasta.333 -&gt; query.csfasta.334 -&gt; query.csfasta.335 -&gt; query.csfasta.336 -&gt; query.csfasta.337 -&gt; query.csfasta.338 -&gt; query.csfasta.339 -&gt; query.csfasta.340 -&gt; query.csfasta.341 -&gt; query.csfasta.342 -&gt; query.csfasta.343 -&gt; query.csfasta.344 -&gt; query.csfasta.345 -&gt; query.csfasta.346 -&gt; query.csfasta.347 -&gt; query.csfasta.348 -&gt; query.csfasta.349 -&gt; query.csfasta.350 -&gt; query.csfasta.351 -&gt; query.csfasta.352 -&gt; query.csfasta.353 -&gt; query.csfasta.354 -&gt; query.csfasta.355 -&gt; query.csfasta.356 -&gt; query.csfasta.357 -&gt; query.csfasta.358 -&gt; query.csfasta.359 -&gt; query.csfasta.360 -&gt; query.csfasta.361 -&gt; query.csfasta.362 -&gt; query.csfasta.363 -&gt; query.csfasta.364 -&gt; query.csfasta.365 -&gt; query.csfasta.366 -&gt; query.csfasta.367 -&gt; query.csfasta.368 -&gt; query.csfasta.369 -&gt; query.csfasta.370 -&gt; query.csfasta.371 -&gt; query.csfasta.372 -&gt; query.csfasta.373 -&gt; query.csfasta.374 -&gt; query.csfasta.375 -&gt; query.csfasta.376 -&gt; </text:span><text:soft-page-break/><text:span text:style-name="T3">query.csfasta.377 -&gt; query.csfasta.378 -&gt; query.csfasta.379 -&gt; query.csfasta.380 -&gt; query.csfasta.381 -&gt; query.csfasta.382 -&gt; query.csfasta.383 -&gt; query.csfasta.384 -&gt; query.csfasta.385 -&gt; query.csfasta.386 -&gt; query.csfasta.387 -&gt; query.csfasta.388 -&gt; query.csfasta.389 -&gt; query.csfasta.390 -&gt; query.csfasta.391 -&gt; query.csfasta.392 -&gt; query.csfasta.393 -&gt; query.csfasta.394 -&gt; query.csfasta.395 -&gt; query.csfasta.396 -&gt; query.csfasta.397 -&gt; query.csfasta.398 -&gt; query.csfasta.399 -&gt; query.csfasta.400 -&gt; query.csfasta.401 -&gt; query.csfasta.402 -&gt; query.csfasta.403 -&gt; query.csfasta.404 -&gt; query.csfasta.405 -&gt; query.csfasta.406 -&gt; query.csfasta.407 -&gt; query.csfasta.408 -&gt; query.csfasta.409 -&gt; query.csfasta.410 -&gt; query.csfasta.411 -&gt; query.csfasta.412 -&gt; query.csfasta.413 -&gt; query.csfasta.414 -&gt; query.csfasta.415 -&gt; query.csfasta.416 -&gt; query.csfasta.417 -&gt; query.csfasta.418 -&gt; query.csfasta.419 -&gt; query.csfasta.420 -&gt; query.csfasta.421 -&gt; query.csfasta.422 -&gt; query.csfasta.423 -&gt; query.csfasta.424 -&gt; query.csfasta.425 -&gt; query.csfasta.426 -&gt; query.csfasta.427 -&gt; query.csfasta.428 -&gt; query.csfasta.429 -&gt; query.csfasta.430 -&gt; query.csfasta.431 -&gt; query.csfasta.432 -&gt; query.csfasta.433 -&gt; query.csfasta.434 -&gt; query.csfasta.435 -&gt; query.csfasta.436 -&gt; query.csfasta.437 -&gt; query.csfasta.438 -&gt; query.csfasta.439 -&gt; query.csfasta.440 -&gt; query.csfasta.441 -&gt; query.csfasta.442 -&gt; query.csfasta.443 -&gt; query.csfasta.444 -&gt; query.csfasta.445 -&gt; query.csfasta.446 -&gt; query.csfasta.447 -&gt; query.csfasta.448 -&gt; query.csfasta.449 -&gt; query.csfasta.450 -&gt; query.csfasta.451 -&gt; query.csfasta.452 -&gt; query.csfasta.453 -&gt; query.csfasta.454 -&gt; query.csfasta.455 -&gt; query.csfasta.456 -&gt; query.csfasta.457 -&gt; query.csfasta.458 -&gt; query.csfasta.459 -&gt; query.csfasta.460 -&gt; query.csfasta.461 -&gt; query.csfasta.462 -&gt; query.csfasta.463 -&gt; query.csfasta.464 -&gt; query.csfasta.465 -&gt; query.csfasta.466 -&gt; query.csfasta.467 -&gt; query.csfasta.468 -&gt; query.csfasta.469 -&gt; query.csfasta.470 -&gt; query.csfasta.471 -&gt; query.csfasta.472 -&gt; query.csfasta.473 -&gt; query.csfasta.474 -&gt; query.csfasta.475 -&gt;</text:span></text:p>
      <text:p text:style-name="P2"><text:span text:style-name="T3"><text:s/>query.csfasta.476 -&gt; query.csfasta.477 -&gt; query.csfasta.478 -&gt; query.csfasta.479 -&gt; query.csfasta.480 -&gt; query.csfasta.481 -&gt; query.csfasta.482 -&gt; query.csfasta.483 -&gt; query.csfasta.484 -&gt; query.csfasta.485 -&gt; query.csfasta.486 -&gt; query.csfasta.487 -&gt; query.csfasta.488 -&gt; query.csfasta.489 -&gt; query.csfasta.490 -&gt; query.csfasta.491 -&gt; query.csfasta.492 -&gt; query.csfasta.493 -&gt; query.csfasta.494 -&gt; query.csfasta.495 -&gt; query.csfasta.496 -&gt; query.csfasta.497 -&gt; query.csfasta.498 -&gt; query.csfasta.499 -&gt; query.csfasta.500 -&gt; query.csfasta.501 -&gt; query.csfasta.502 -&gt; query.csfasta.503 -&gt; query.csfasta.504 -&gt; query.csfasta.505 -&gt; query.csfasta.506 -&gt; query.csfasta.507 -&gt; query.csfasta.508 -&gt; query.csfasta.509 -&gt; query.csfasta.510 -&gt; query.csfasta.511 -&gt; query.csfasta.512 -&gt; query.csfasta.513 -&gt; query.csfasta.514 -&gt; query.csfasta.515 -&gt; query.csfasta.516 -&gt; query.csfasta.517 -&gt; query.csfasta.518 -&gt; query.csfasta.519 -&gt; query.csfasta.520 -&gt; query.csfasta.521 -&gt; query.csfasta.522 -&gt; query.csfasta.523 -&gt; query.csfasta.524 -&gt; query.csfasta.525 -&gt; query.csfasta.526 -&gt; query.csfasta.527 -&gt; query.csfasta.528 -&gt; query.csfasta.529 -&gt; query.csfasta.530 -&gt; query.csfasta.531 -&gt; query.csfasta.532 -&gt; query.csfasta.533 -&gt; query.csfasta.534 -&gt; query.csfasta.535 -&gt; query.csfasta.536 -&gt; query.csfasta.537 -&gt; query.csfasta.538 -&gt; query.csfasta.539 -&gt; query.csfasta.540 -&gt; query.csfasta.541 -&gt; query.csfasta.542 -&gt; query.csfasta.543 -&gt; query.csfasta.544 -&gt; query.csfasta.545 -&gt; query.csfasta.546 -&gt; query.csfasta.547 -&gt; query.csfasta.548 -&gt; query.csfasta.549 -&gt; query.csfasta.550 -&gt; query.csfasta.551 -&gt; query.csfasta.552 -&gt; query.csfasta.553 -&gt; query.csfasta.554 -&gt; query.csfasta.555 -&gt; query.csfasta.556 -&gt; query.csfasta.557 -&gt; query.csfasta.558 -&gt; query.csfasta.559 -&gt; query.csfasta.560 -&gt; query.csfasta.561 -&gt; query.csfasta.562 -&gt; query.csfasta.563 -&gt; query.csfasta.564 -&gt; query.csfasta.565 -&gt; query.csfasta.566 -&gt; query.csfasta.567 -&gt; query.csfasta.568 -&gt; query.csfasta.569 -&gt; query.csfasta.570 -&gt; query.csfasta.571 -&gt; query.csfasta.572 -&gt; query.csfasta.573 -&gt; query.csfasta.574 -&gt; query.csfasta.575 -&gt; query.csfasta.576 -&gt; query.csfasta.577 -&gt; query.csfasta.578 -&gt; query.csfasta.579 -&gt; query.csfasta.580 -&gt; query.csfasta.581 -&gt; query.csfasta.582 -&gt; query.csfasta.583 -&gt; query.csfasta.584 -&gt; query.csfasta.585 -&gt; query.csfasta.586 -&gt; query.csfasta.587 -&gt; query.csfasta.588 -&gt; query.csfasta.589 -&gt; query.csfasta.590 -&gt; query.csfasta.591 -&gt; query.csfasta.592 -&gt; query.csfasta.593 -&gt; query.csfasta.594 -&gt; query.csfasta.595 -&gt; query.csfasta.596 -&gt; query.csfasta.597 -&gt; query.csfasta.598 -&gt; query.csfasta.599 -&gt; query.csfasta.600 -&gt; query.csfasta.601 -&gt; query.csfasta.602 -&gt; query.csfasta.603 -&gt; query.csfasta.604 -&gt; query.csfasta.605 -&gt; query.csfasta.606 -&gt; query.csfasta.607 -&gt; query.csfasta.608 -&gt; query.csfasta.609 -&gt; query.csfasta.610 -&gt; query.csfasta.611 -&gt; query.csfasta.612 -&gt; query.csfasta.613 -&gt; query.csfasta.614 -&gt; query.csfasta.615 -&gt; query.csfasta.616 -&gt; query.csfasta.617 -&gt; query.csfasta.618 -&gt; query.csfasta.619 -&gt; query.csfasta.620 -&gt; query.csfasta.621 -&gt; query.csfasta.622 -&gt; query.csfasta.623 -&gt; query.csfasta.624 -&gt; query.csfasta.625 -&gt; query.csfasta.626 -&gt; query.csfasta.627 -&gt; query.csfasta.628 -&gt; query.csfasta.629 -&gt; query.csfasta.630 -&gt; query.csfasta.631 -&gt; query.csfasta.632 -&gt; query.csfasta.633 -&gt; query.csfasta.634 -&gt; query.csfasta.635 -&gt; query.csfasta.636 -&gt; query.csfasta.637 -&gt; query.csfasta.638 -&gt; query.csfasta.639 -&gt; query.csfasta.640 -&gt; query.csfasta.641 -&gt; query.csfasta.642 -&gt; query.csfasta.643 -&gt; query.csfasta.644 -&gt; query.csfasta.645 -&gt; query.csfasta.646 -&gt; query.csfasta.647 -&gt; query.csfasta.648 -&gt; query.csfasta.649 -&gt; query.csfasta.650 -&gt; query.csfasta.651 -&gt; query.csfasta.652 -&gt; query.csfasta.653 -&gt; query.csfasta.654 -&gt; query.csfasta.655 -&gt; query.csfasta.656 -&gt; query.csfasta.657 -&gt; query.csfasta.658 -&gt; query.csfasta.659 -&gt; query.csfasta.660 -&gt; query.csfasta.661 -&gt; query.csfasta.662 -&gt; query.csfasta.663 -&gt; query.csfasta.664 -&gt; query.csfasta.665 -&gt; query.csfasta.666 -&gt; query.csfasta.667 -&gt; query.csfasta.668 -&gt; query.csfasta.669 -&gt; query.csfasta.670 -&gt; query.csfasta.671 -&gt; query.csfasta.672 -&gt; query.csfasta.673 -&gt; query.csfasta.674 -&gt; query.csfasta.675 -&gt; query.csfasta.676 -&gt; query.csfasta.677 -&gt; query.csfasta.678 -&gt; query.csfasta.679 -&gt; query.csfasta.680 -&gt; query.csfasta.681 -&gt; query.csfasta.682 -&gt; query.csfasta.683 -&gt; query.csfasta.684 -&gt; query.csfasta.685 -&gt; query.csfasta.686 -&gt; query.csfasta.687 -&gt; query.csfasta.688 -&gt; query.csfasta.689 -&gt; query.csfasta.690 -&gt; query.csfasta.691 -&gt; query.csfasta.692 -&gt; query.csfasta.693 -&gt; query.csfasta.694 -&gt; query.csfasta.695 -&gt; query.csfasta.696 -&gt; query.csfasta.697 -&gt; query.csfasta.698 -&gt; query.csfasta.699 -&gt; query.csfasta.700 -&gt; query.csfasta.701 -&gt; query.csfasta.702 -&gt; query.csfasta.703 -&gt; query.csfasta.704 -&gt; query.csfasta.705 -&gt; query.csfasta.706 -&gt; query.csfasta.707 -&gt; query.csfasta.708 -&gt; query.csfasta.709 -&gt; query.csfasta.710 -&gt; query.csfasta.711 -&gt; query.csfasta.712 -&gt; query.csfasta.713 -&gt; query.csfasta.714 -&gt; query.csfasta.715 -&gt; query.csfasta.716 -&gt; query.csfasta.717 -&gt; query.csfasta.718 -&gt; query.csfasta.719 -&gt; query.csfasta.720 -&gt; query.csfasta.721 -&gt; query.csfasta.722 -&gt; query.csfasta.723 -&gt; query.csfasta.724 -&gt; query.csfasta.725 -&gt; query.csfasta.726 -&gt; query.csfasta.727 -&gt; query.csfasta.728 -&gt; query.csfasta.729 -&gt; query.csfasta.730 -&gt; query.csfasta.731 -&gt; query.csfasta.732 -&gt; query.csfasta.733 -&gt; query.csfasta.734 -&gt; query.csfasta.735 -&gt; query.csfasta.736 -&gt; query.csfasta.737 -&gt; query.csfasta.738 -&gt; query.csfasta.739 -&gt; query.csfasta.740 -&gt; query.csfasta.741 -&gt; query.csfasta.742 -&gt; query.csfasta.743 -&gt; query.csfasta.744 -&gt; query.csfasta.745 -&gt; query.csfasta.746 -&gt; query.csfasta.747 -&gt; query.csfasta.748 -&gt; query.csfasta.749 -&gt; query.csfasta.750 -&gt; query.csfasta.751 -&gt; query.csfasta.752 -&gt; query.csfasta.753 -&gt; query.csfasta.754 -&gt; query.csfasta.755 -&gt; query.csfasta.756 -&gt; query.csfasta.757 -&gt; query.csfasta.758 -&gt; query.csfasta.759 -&gt; query.csfasta.760 -&gt; query.csfasta.761 -&gt; genome.fasta -&gt; rmapper-cs -&gt; output.0 -&gt; output.1 -&gt; output.2 -&gt; output.3 -&gt; output.4 -&gt; output.5 -&gt; output.6 -&gt; output.7 -&gt; output.8 -&gt; output.9 -&gt; output.10 -&gt; output.11 -&gt; output.12 -&gt; output.13 -&gt; output.14 -&gt; output.15 -&gt; output.16 -&gt; output.17 -&gt; output.18 -&gt; output.19 -&gt; output.20 -&gt; output.21 -&gt; output.22 -&gt; output.23 -&gt; output.24 -&gt; output.25 -&gt; output.26 -&gt; output.27 -&gt; output.28 -&gt; output.29 -&gt; output.30 -&gt; output.31 -&gt; output.32 -&gt; output.33 -&gt; output.34 -&gt; output.35 -&gt; output.36 -&gt; output.37 -&gt; output.38 -&gt; output.39 -&gt; output.40 -&gt; output.41 -&gt; output.42 -&gt; output.43 -&gt; output.44 -&gt; output.45 -&gt; output.46 -&gt; output.47 -&gt; output.48 -&gt; output.49 -&gt; output.50 -&gt; output.51 -&gt; output.52 -&gt; output.53 -&gt; output.54 -&gt; output.55 -&gt; output.56 -&gt; output.57 -&gt; output.58 -&gt; output.59 -&gt; output.60 -&gt; output.61 -&gt; output.62 -&gt; output.63 -&gt; output.64 -&gt; output.65 -&gt; output.66 -&gt; output.67 -&gt; output.68 -&gt; output.69 -&gt; output.70 -&gt; output.71 -&gt; output.72 -&gt; output.73 -&gt; output.74 -&gt; output.75 -&gt; output.76 -&gt; output.77 -&gt; output.78 -&gt; output.79 -&gt; output.80 -&gt; output.81 -&gt; output.82 -&gt; output.83 -&gt; output.84 -&gt; output.85 -&gt; output.86 -&gt; output.87 -&gt; output.88 -&gt; output.89 -&gt; output.90 -&gt; output.91 -&gt; output.92 -&gt; output.93 -&gt; output.94 -&gt; output.95 -&gt; output.96 -&gt; </text:span><text:soft-page-break/><text:span text:style-name="T3">output.97 -&gt; output.98 -&gt; output.99 -&gt; output.100 -&gt; output.101 -&gt; output.102 -&gt; output.103 -&gt; output.104 -&gt; output.105 -&gt; output.106 -&gt; output.107 -&gt; output.108 -&gt; output.109 -&gt; output.110 -&gt; output.111 -&gt; output.112 -&gt; output.113 -&gt; output.114 -&gt; output.115 -&gt; output.116 -&gt; output.117 -&gt; output.118 -&gt; output.119 -&gt; output.120 -&gt; output.121 -&gt; output.122 -&gt; output.123 -&gt; output.124 -&gt; output.125 -&gt; output.126 -&gt; output.127 -&gt; output.128 -&gt; output.129 -&gt; output.130 -&gt; output.131 -&gt; output.132 -&gt; output.133 -&gt; output.134 -&gt; output.135 -&gt; output.136 -&gt; output.137 -&gt; output.138 -&gt; output.139 -&gt; output.140 -&gt; output.141 -&gt; output.142 -&gt; output.143 -&gt; output.144 -&gt; output.145 -&gt; output.146 -&gt; output.147 -&gt; output.148 -&gt; output.149 -&gt; output.150 -&gt; output.151 -&gt; output.152 -&gt; output.153 -&gt; output.154 -&gt; output.155 -&gt; output.156 -&gt; output.157 -&gt; output.158 -&gt; output.159 -&gt; output.160 -&gt; output.161 -&gt; output.162 -&gt; output.163 -&gt; output.164 -&gt; output.165 -&gt; output.166 -&gt; output.167 -&gt; output.168 -&gt; output.169 -&gt; output.170 -&gt; output.171 -&gt; output.172 -&gt; output.173 -&gt; output.174 -&gt; output.175 -&gt; output.176 -&gt; output.177 -&gt; output.178 -&gt; output.179 -&gt; output.180 -&gt; output.181 -&gt; output.182 -&gt; output.183 -&gt; output.184 -&gt; output.185 -&gt; output.186 -&gt; output.187 -&gt; output.188 -&gt; output.189 -&gt; output.190 -&gt; output.191 -&gt; output.192 -&gt; output.193 -&gt; output.194 -&gt; output.195 -&gt; output.196 -&gt; output.197 -&gt; output.198 -&gt; output.199 -&gt; output.200 -&gt; output.201 -&gt; output.202 -&gt; output.203 -&gt; output.204 -&gt; output.205 -&gt; output.206 -&gt; output.207 -&gt; output.208 -&gt; output.209 -&gt; output.210 -&gt; output.211 -&gt; output.212 -&gt; output.213 -&gt; output.214 -&gt; output.215 -&gt; output.216 -&gt; output.217 -&gt; output.218 -&gt; output.219 -&gt; output.220 -&gt; output.221 -&gt; output.222 -&gt; output.223 -&gt; output.224 -&gt; output.225 -&gt; output.226 -&gt; output.227 -&gt; output.228 -&gt; output.229 -&gt; output.230 -&gt; output.231 -&gt; output.232 -&gt; output.233 -&gt; output.234 -&gt; output.235 -&gt; output.236 -&gt; output.237 -&gt; output.238 -&gt; output.239 -&gt; output.240 -&gt; output.241 -&gt; output.242 -&gt; output.243 -&gt; output.244 -&gt; output.245 -&gt; output.246 -&gt; output.247 -&gt; output.248 -&gt; output.249 -&gt; output.250 -&gt; output.251 -&gt; output.252 -&gt; output.253 -&gt; output.254 -&gt; output.255 -&gt; output.256 -&gt; output.257 -&gt; output.258 -&gt; output.259 -&gt; output.260 -&gt; output.261 -&gt; output.262 -&gt; output.263 -&gt; output.264 -&gt; output.265 -&gt; output.266 -&gt; output.267 -&gt; output.268 -&gt; output.269 -&gt; output.270 -&gt; output.271 -&gt; output.272 -&gt; output.273 -&gt; output.274 -&gt; output.275 -&gt; output.276 -&gt; output.277 -&gt; output.278 -&gt; output.279 -&gt; output.280 -&gt; output.281 -&gt; output.282 -&gt; output.283 -&gt;</text:span></text:p>
      <text:p text:style-name="P2"><text:span text:style-name="T3"><text:s/>output.284 -&gt; output.285 -&gt; output.286 -&gt; output.287 -&gt; output.288 -&gt; output.289 -&gt; output.290 -&gt; output.291 -&gt; output.292 -&gt; output.293 -&gt; output.294 -&gt; output.295 -&gt; output.296 -&gt; output.297 -&gt; output.298 -&gt; output.299 -&gt; output.300 -&gt; output.301 -&gt; output.302 -&gt; output.303 -&gt; output.304 -&gt; output.305 -&gt; output.306 -&gt; output.307 -&gt; output.308 -&gt; output.309 -&gt; output.310 -&gt; output.311 -&gt; output.312 -&gt; output.313 -&gt; output.314 -&gt; output.315 -&gt; output.316 -&gt; output.317 -&gt; output.318 -&gt; output.319 -&gt; output.320 -&gt; output.321 -&gt; output.322 -&gt; output.323 -&gt; output.324 -&gt; output.325 -&gt; output.326 -&gt; output.327 -&gt; output.328 -&gt; output.329 -&gt; output.330 -&gt; output.331 -&gt; output.332 -&gt; output.333 -&gt; output.334 -&gt; output.335 -&gt; output.336 -&gt; output.337 -&gt; output.338 -&gt; output.339 -&gt; output.340 -&gt; output.341 -&gt; output.342 -&gt; output.343 -&gt; output.344 -&gt; output.345 -&gt; output.346 -&gt; output.347 -&gt; output.348 -&gt; output.349 -&gt; output.350 -&gt; output.351 -&gt; output.352 -&gt; output.353 -&gt; output.354 -&gt; output.355 -&gt; output.356 -&gt; output.357 -&gt; output.358 -&gt; output.359 -&gt; output.360 -&gt; output.361 -&gt; output.362 -&gt; output.363 -&gt; output.364 -&gt; output.365 -&gt; output.366 -&gt; output.367 -&gt; output.368 -&gt; output.369 -&gt; output.370 -&gt; output.371 -&gt; output.372 -&gt; output.373 -&gt; output.374 -&gt; output.375 -&gt; output.376 -&gt; output.377 -&gt; output.378 -&gt; output.379 -&gt; output.380 -&gt; output.381 -&gt; output.382 -&gt; output.383 -&gt; output.384 -&gt; output.385 -&gt; output.386 -&gt; output.387 -&gt; output.388 -&gt; output.389 -&gt; output.390 -&gt; output.391 -&gt; output.392 -&gt; output.393 -&gt; output.394 -&gt; output.395 -&gt; output.396 -&gt; output.397 -&gt; output.398 -&gt; output.399 -&gt; output.400 -&gt; output.401 -&gt; output.402 -&gt; output.403 -&gt; output.404 -&gt; output.405 -&gt; output.406 -&gt; output.407 -&gt; output.408 -&gt; output.409 -&gt; output.410 -&gt; output.411 -&gt; output.412 -&gt; output.413 -&gt; output.414 -&gt; output.415 -&gt; output.416 -&gt; output.417 -&gt; output.418 -&gt; output.419 -&gt; output.420 -&gt; output.421 -&gt; output.422 -&gt; output.423 -&gt; output.424 -&gt; output.425 -&gt; output.426 -&gt; output.427 -&gt; output.428 -&gt; output.429 -&gt; output.430 -&gt; output.431 -&gt; output.432 -&gt; output.433 -&gt; output.434 -&gt; output.435 -&gt; output.436 -&gt; output.437 -&gt; output.438 -&gt; output.439 -&gt; output.440 -&gt; output.441 -&gt; output.442 -&gt; output.443 -&gt; output.444 -&gt; output.445 -&gt; output.446 -&gt; output.447 -&gt; output.448 -&gt; output.449 -&gt; output.450 -&gt; output.451 -&gt; output.452 -&gt; output.453 -&gt; output.454 -&gt; output.455 -&gt; output.456 -&gt; output.457 -&gt; output.458 -&gt; output.459 -&gt; output.460 -&gt; output.461 -&gt; output.462 -&gt; output.463 -&gt; output.464 -&gt; output.465 -&gt; output.466 -&gt; output.467 -&gt; output.468 -&gt; output.469 -&gt; output.470 -&gt; output.471 -&gt; output.472 -&gt; output.473 -&gt; output.474 -&gt; output.475 -&gt; output.476 -&gt; output.477 -&gt; output.478 -&gt; output.479 -&gt; output.480 -&gt; output.481 -&gt; output.482 -&gt; output.483 -&gt; output.484 -&gt; output.485 -&gt; output.486 -&gt; output.487 -&gt; output.488 -&gt; output.489 -&gt; output.490 -&gt; output.491 -&gt; output.492 -&gt; output.493 -&gt; output.494 -&gt; output.495 -&gt; output.496 -&gt; output.497 -&gt; output.498 -&gt; output.499 -&gt; output.500 -&gt; output.501 -&gt; output.502 -&gt; output.503 -&gt; output.504 -&gt; output.505 -&gt; output.506 -&gt; output.507 -&gt; output.508 -&gt; output.509 -&gt; output.510 -&gt; output.511 -&gt; output.512 -&gt; output.513 -&gt; output.514 -&gt; output.515 -&gt; output.516 -&gt; output.517 -&gt; output.518 -&gt; output.519 -&gt; output.520 -&gt; output.521 -&gt; output.522 -&gt; output.523 -&gt; output.524 -&gt; output.525 -&gt; output.526 -&gt; output.527 -&gt; output.528 -&gt; output.529 -&gt; output.530 -&gt; output.531 -&gt; output.532 -&gt; output.533 -&gt; output.534 -&gt; output.535 -&gt; output.536 -&gt; output.537 -&gt; output.538 -&gt; output.539 -&gt; output.540 -&gt; output.541 -&gt; output.542 -&gt; output.543 -&gt; output.544 -&gt; output.545 -&gt; output.546 -&gt; output.547 -&gt; output.548 -&gt; output.549 -&gt; output.550 -&gt; output.551 -&gt; output.552 -&gt; output.553 -&gt; output.554 -&gt; output.555 -&gt; output.556 -&gt; output.557 -&gt; output.558 -&gt; output.559 -&gt; output.560 -&gt; output.561 -&gt; output.562 -&gt; output.563 -&gt; output.564 -&gt; output.565 -&gt; output.566 -&gt; output.567 -&gt; output.568 -&gt; output.569 -&gt; output.570 -&gt; output.571 -&gt; output.572 -&gt; output.573 -&gt; output.574 -&gt; output.575 -&gt; output.576 -&gt; output.577 -&gt; output.578 -&gt; output.579 -&gt; output.580 -&gt; output.581 -&gt; output.582 -&gt; output.583 -&gt; output.584 -&gt; output.585 -&gt; output.586 -&gt; output.587 -&gt; output.588 -&gt; output.589 -&gt; output.590 -&gt; output.591 -&gt; output.592 -&gt; output.593 -&gt; output.594 -&gt; output.595 -&gt; output.596 -&gt; output.597 -&gt; output.598 -&gt; output.599 -&gt; output.600 -&gt; output.601 -&gt; output.602 -&gt; output.603 -&gt; output.604 -&gt; output.605 -&gt; output.606 -&gt; output.607 -&gt; output.608 -&gt; output.609 -&gt; output.610 -&gt; output.611 -&gt; output.612 -&gt; output.613 -&gt; output.614 -&gt; output.615 -&gt; output.616 -&gt; output.617 -&gt; output.618 -&gt; output.619 -&gt; output.620 -&gt; output.621 -&gt; output.622 -&gt; output.623 -&gt; output.624 -&gt; output.625 -&gt; output.626 -&gt; output.627 -&gt; output.628 -&gt; output.629 -&gt; output.630 -&gt; output.631 -&gt; output.632 -&gt; output.633 -&gt; output.634 -&gt; output.635 -&gt; output.636 -&gt; output.637 -&gt; output.638 -&gt; output.639 -&gt; output.640 -&gt; output.641 -&gt; output.642 -&gt; output.643 -&gt; output.644 -&gt; output.645 -&gt; output.646 -&gt; output.647 -&gt; output.648 -&gt; output.649 -&gt; output.650 -&gt; output.651 -&gt; output.652 -&gt; output.653 -&gt; output.654 -&gt; output.655 -&gt; output.656 -&gt; output.657 -&gt; output.658 -&gt; output.659 -&gt; output.660 -&gt; output.661 -&gt; output.662 -&gt; output.663 -&gt; output.664 -&gt; output.665 -&gt; output.666 -&gt; output.667 -&gt; output.668 -&gt; output.669 -&gt; output.670 -&gt; output.671 -&gt; output.672 -&gt; output.673 -&gt; output.674 -&gt; output.675 -&gt; output.676 -&gt; output.677 -&gt; output.678 -&gt; output.679 -&gt; output.680 -&gt; output.681 -&gt; output.682 -&gt; output.683 -&gt; output.684 -&gt; output.685 -&gt; output.686 -&gt; output.687 -&gt; output.688 -&gt; output.689 -&gt; output.690 -&gt; output.691 -&gt; output.692 -&gt; output.693 -&gt; output.694 -&gt; output.695 -&gt; output.696 -&gt; output.697 -&gt; output.698 -&gt; output.699 -&gt; output.700 -&gt; output.701 -&gt; output.702 -&gt; output.703 -&gt; output.704 -&gt; output.705 -&gt; output.706 -&gt; output.707 -&gt; output.708 -&gt; output.709 -&gt; output.710 -&gt; output.711 -&gt; output.712 -&gt; output.713 -&gt; output.714 -&gt; output.715 -&gt; output.716 -&gt; output.717 -&gt; output.718 -&gt; output.719 -&gt; output.720 -&gt; output.721 -&gt; output.722 -&gt; output.723 -&gt; output.724 -&gt; output.725 -&gt; output.726 -&gt; output.727 -&gt; output.728 -&gt; output.729 -&gt; output.730 -&gt; output.731 -&gt; output.732 -&gt; output.733 -&gt; output.734 -&gt; output.735 -&gt; output.736 -&gt; output.737 -&gt; output.738 -&gt; output.739 -&gt; output.740 -&gt; output.741 -&gt; output.742 -&gt; output.743 -&gt; output.744 -&gt; output.745 -&gt; output.746 -&gt; output.747 -&gt; output.748 -&gt; output.749 -&gt; output.750 -&gt; output.751 -&gt; output.752 -&gt; output.753 -&gt; output.754 -&gt; output.755 -&gt; output.756 -&gt; output.757 -&gt; output.758 -&gt; output.759 -&gt; output.760 -&gt; output.761 -&gt; output.txt -&gt; Done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Mono" svg:font-family="TlwgMono" style:font-pitch="fixed"/>
    <style:font-face style:name="Ubuntu" svg:font-family="Ubuntu" style:font-pitch="variable"/>
    <style:font-face style:name="Ubuntu Condensed" svg:font-family="'Ubuntu Condensed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Cassada</meta:initial-creator>
    <meta:editing-cycles>10</meta:editing-cycles>
    <meta:creation-date>2019-05-06T00:35:00</meta:creation-date>
    <dc:date>2019-05-06T01:28:44.480744417</dc:date>
    <meta:editing-duration>PT37M59S</meta:editing-duration>
    <meta:generator>LibreOffice/6.0.7.3$Linux_X86_64 LibreOffice_project/00m0$Build-3</meta:generator>
    <meta:document-statistic meta:table-count="1" meta:image-count="0" meta:object-count="0" meta:page-count="4" meta:paragraph-count="37" meta:word-count="3365" meta:character-count="28229" meta:non-whitespace-character-count="248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